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fo:language="en" fo:country="US" fo:font-weight="bold" style:font-weight-asian="bold" style:font-weight-complex="bold"/>
    </style:style>
    <style:style style:name="P2" style:family="paragraph" style:parent-style-name="Standard">
      <style:text-properties fo:language="en" fo:country="US"/>
    </style:style>
    <style:style style:name="P3" style:family="paragraph" style:parent-style-name="Standard">
      <style:paragraph-properties fo:margin-left="0cm" fo:margin-right="0cm" fo:text-indent="1.249cm" style:auto-text-indent="false"/>
      <style:text-properties fo:language="en" fo:country="US"/>
    </style:style>
    <style:style style:name="P4" style:family="paragraph" style:parent-style-name="Standard">
      <style:paragraph-properties fo:margin-left="1.249cm" fo:margin-right="0cm" fo:text-indent="1.249cm" style:auto-text-indent="false">
        <style:tab-stops/>
      </style:paragraph-properties>
      <style:text-properties fo:language="en" fo:country="US"/>
    </style:style>
    <style:style style:name="P5" style:family="paragraph" style:parent-style-name="Standard">
      <style:text-properties fo:language="en" fo:country="US" fo:background-color="#ff00ff"/>
    </style:style>
    <style:style style:name="P6" style:family="paragraph" style:parent-style-name="Standard">
      <style:text-properties fo:language="en" fo:country="US" fo:background-color="#ffff00"/>
    </style:style>
    <style:style style:name="P7" style:family="paragraph" style:parent-style-name="Standard">
      <style:text-properties fo:language="en" fo:country="US" officeooo:paragraph-rsid="001065b9" fo:background-color="#ffff00"/>
    </style:style>
    <style:style style:name="P8" style:family="paragraph" style:parent-style-name="Standard">
      <style:text-properties fo:language="en" fo:country="US" officeooo:paragraph-rsid="000bcb6e"/>
    </style:style>
    <style:style style:name="P9" style:family="paragraph" style:parent-style-name="Standard">
      <style:paragraph-properties fo:margin-left="1.249cm" fo:margin-right="0cm" fo:text-indent="1.249cm" style:auto-text-indent="false">
        <style:tab-stops/>
      </style:paragraph-properties>
    </style:style>
    <style:style style:name="P10" style:family="paragraph" style:parent-style-name="Standard">
      <style:text-properties officeooo:paragraph-rsid="000bcb6e"/>
    </style:style>
    <style:style style:name="P11" style:family="paragraph" style:parent-style-name="Standard" style:master-page-name="MP0">
      <style:paragraph-properties style:page-number="auto" fo:break-before="page"/>
      <style:text-properties fo:language="en" fo:country="US" fo:font-weight="bold" style:font-weight-asian="bold" style:font-weight-complex="bold"/>
    </style:style>
    <style:style style:name="P12" style:family="paragraph" style:parent-style-name="Standard">
      <style:text-properties fo:language="en" fo:country="US" officeooo:rsid="000bcb6e" officeooo:paragraph-rsid="000f8cf6" fo:background-color="#ffff00"/>
    </style:style>
    <style:style style:name="P13" style:family="paragraph" style:parent-style-name="Standard" style:list-style-name="L2">
      <style:text-properties fo:language="en" fo:country="US" fo:background-color="#ffff00"/>
    </style:style>
    <style:style style:name="P14" style:family="paragraph" style:parent-style-name="Standard" style:list-style-name="L1">
      <style:text-properties fo:language="en" fo:country="US"/>
    </style:style>
    <style:style style:name="P15" style:family="paragraph" style:parent-style-name="Standard">
      <style:text-properties fo:language="en" fo:country="US" officeooo:paragraph-rsid="001281ac"/>
    </style:style>
    <style:style style:name="P16" style:family="paragraph" style:parent-style-name="Standard" style:list-style-name="L1"/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background-color="#ffff00" loext:char-shading-value="0"/>
    </style:style>
    <style:style style:name="T3" style:family="text">
      <style:text-properties fo:language="en" fo:country="US" fo:background-color="#ff00ff" loext:char-shading-value="0"/>
    </style:style>
    <style:style style:name="T4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officeooo:rsid="000bcb6e"/>
    </style:style>
    <style:style style:name="T6" style:family="text">
      <style:text-properties officeooo:rsid="000f8cf6"/>
    </style:style>
    <style:style style:name="T7" style:family="text">
      <style:text-properties officeooo:rsid="000f94e9"/>
    </style:style>
    <style:style style:name="T8" style:family="text">
      <style:text-properties officeooo:rsid="001065b9"/>
    </style:style>
    <style:style style:name="T9" style:family="text">
      <style:text-properties officeooo:rsid="00110e7f"/>
    </style:style>
    <style:style style:name="T10" style:family="text">
      <style:text-properties officeooo:rsid="0011557a"/>
    </style:style>
    <style:style style:name="T11" style:family="text">
      <style:text-properties fo:font-size="14pt" fo:font-weight="bold" fo:background-color="#ff00ff" style:font-size-asian="14pt" style:font-weight-asian="bold" style:font-size-complex="12pt" style:font-weight-complex="bold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3" style:family="text">
      <style:text-properties fo:background-color="#ffff00"/>
    </style:style>
    <text:list-style style:name="L1">
      <text:list-level-style-bullet text:level="1" text:style-name="WW_5f_CharLFO1LVL1" loext:num-list-format="%1%" text:bullet-char="">
        <style:list-level-properties text:list-level-position-and-space-mode="label-alignment">
          <style:list-level-label-alignment text:label-followed-by="listtab" fo:text-indent="-0.635cm" fo:margin-left="0.741cm"/>
        </style:list-level-properties>
        <style:text-properties style:font-name="Symbol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text-indent="-0.635cm" fo:margin-left="2.011cm"/>
        </style:list-level-properties>
        <style:text-properties style:font-name="Courier New1"/>
      </text:list-level-style-bullet>
      <text:list-level-style-bullet text:level="3" text:style-name="WW_5f_CharLFO1LVL3" loext:num-list-format="%3%" text:bullet-char="">
        <style:list-level-properties text:list-level-position-and-space-mode="label-alignment">
          <style:list-level-label-alignment text:label-followed-by="listtab" fo:text-indent="-0.635cm" fo:margin-left="3.281cm"/>
        </style:list-level-properties>
        <style:text-properties style:font-name="Wingdings"/>
      </text:list-level-style-bullet>
      <text:list-level-style-bullet text:level="4" text:style-name="WW_5f_CharLFO1LVL4" loext:num-list-format="%4%" text:bullet-char="">
        <style:list-level-properties text:list-level-position-and-space-mode="label-alignment">
          <style:list-level-label-alignment text:label-followed-by="listtab" fo:text-indent="-0.635cm" fo:margin-left="4.551cm"/>
        </style:list-level-properties>
        <style:text-properties style:font-name="Symbol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text-indent="-0.635cm" fo:margin-left="5.821cm"/>
        </style:list-level-properties>
        <style:text-properties style:font-name="Courier New1"/>
      </text:list-level-style-bullet>
      <text:list-level-style-bullet text:level="6" text:style-name="WW_5f_CharLFO1LVL6" loext:num-list-format="%6%" text:bullet-char="">
        <style:list-level-properties text:list-level-position-and-space-mode="label-alignment">
          <style:list-level-label-alignment text:label-followed-by="listtab" fo:text-indent="-0.635cm" fo:margin-left="7.091cm"/>
        </style:list-level-properties>
        <style:text-properties style:font-name="Wingdings"/>
      </text:list-level-style-bullet>
      <text:list-level-style-bullet text:level="7" text:style-name="WW_5f_CharLFO1LVL7" loext:num-list-format="%7%" text:bullet-char="">
        <style:list-level-properties text:list-level-position-and-space-mode="label-alignment">
          <style:list-level-label-alignment text:label-followed-by="listtab" fo:text-indent="-0.635cm" fo:margin-left="8.361cm"/>
        </style:list-level-properties>
        <style:text-properties style:font-name="Symbol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text-indent="-0.635cm" fo:margin-left="9.631cm"/>
        </style:list-level-properties>
        <style:text-properties style:font-name="Courier New1"/>
      </text:list-level-style-bullet>
      <text:list-level-style-bullet text:level="9" text:style-name="WW_5f_CharLFO1LVL9" loext:num-list-format="%9%" text:bullet-char="">
        <style:list-level-properties text:list-level-position-and-space-mode="label-alignment">
          <style:list-level-label-alignment text:label-followed-by="listtab" fo:text-indent="-0.635cm" fo:margin-left="10.901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Trainer config file description</text:p>
      <text:p text:style-name="P2">Trainer configuration setup is stored in JSON format.</text:p>
      <text:p text:style-name="P2"/>
      <text:p text:style-name="P1">1. Main structure</text:p>
      <text:p text:style-name="P2"/>
      <text:p text:style-name="P2">{</text:p>
      <text:p text:style-name="P2"><text:tab/>"training_data": [ array of training data sets source configurations ],</text:p>
      <text:p text:style-name="P2"><text:tab/>"dataset_options": [ array of configurations of data sets preparations, e.g. normalization or shuffling ],</text:p>
      <text:p text:style-name="P2"><text:tab/>"trainer_options": [array of trainer options ]</text:p>
      <text:p text:style-name="P2">}</text:p>
      <text:p text:style-name="P2"/>
      <text:p text:style-name="P2">The training is done for each combination of elements from these three main categories, with exception of entries that have skip attribute set to true.</text:p>
      <text:p text:style-name="P2"/>
      <text:p text:style-name="P1">2. training_data configuration structure</text:p>
      <text:p text:style-name="P2">Training data source configuration can have entries of two types: file or synthesis.</text:p>
      <text:p text:style-name="P2"><text:s/></text:p>
      <text:p text:style-name="P1">2.a. training data from file</text:p>
      <text:p text:style-name="P2"/>
      <text:p text:style-name="P3">{</text:p>
      <text:p text:style-name="P2"><text:tab/><text:tab/>"skip": true, // true or false (optional: defaults to false) <text:s/></text:p>
      <text:p text:style-name="P2"><text:tab/><text:tab/>"mode": "file", // indicates entry type</text:p>
      <text:p text:style-name="P2"><text:tab/><text:tab/>"root_path": "d:/data/", // path to the main source data folder</text:p>
      <text:p text:style-name="P4">"subpath": "dataset_01/", // subfolder</text:p>
      <text:p text:style-name="P2"><text:tab/><text:tab/> "F0_ref_filename": "F0_ref.dat", <text:s/>// filename of “*.dat” or “*csv” file with F0_ref entries</text:p>
      <text:p text:style-name="P2"><text:tab/><text:tab/>"WAV_filename": "sound.wav" // “*.wav” filename with the audio file to be processed</text:p>
      <text:p text:style-name="Standard"><text:span text:style-name="T1"><text:tab/><text:tab/>"FB_data_filename": "CQFB_K_20.dat" // filename of “*.dat” or “*csv” file with output of the audio processing front end (AFE); </text:span><text:span text:style-name="T4">IGNORED</text:span><text:span text:style-name="T1"> if “WAV_filename” is not null</text:span></text:p>
      <text:p text:style-name="P2"><text:tab/>}</text:p>
      <text:p text:style-name="P2"/>
      <text:p text:style-name="P1">2.b. synthesized training data </text:p>
      <text:p text:style-name="P2"/>
      <text:p text:style-name="P2"><text:tab/>{</text:p>
      <text:p text:style-name="P2"><text:tab/><text:tab/>"skip": true,</text:p>
      <text:p text:style-name="P2"><text:tab/><text:tab/>"mode": "synthesis",</text:p>
      <text:p text:style-name="P2"><text:tab/><text:tab/>"rng_state_filename": "filename.seed", // optional: defaults to null</text:p>
      <text:p text:style-name="P2">// "filename.seed" – load rng state from given file (only initial generation for epoch 0), if file does not exist save rng state to given file (only initial generation for epoch 0)</text:p>
      <text:p text:style-name="P2">// null – do not save or load rng_state</text:p>
      <text:p text:style-name="P2">// will be stored in the model save path</text:p>
      <text:p text:style-name="P9"><office:annotation office:name="0" loext:resolved="false"><dc:creator>Marek Blok</dc:creator><dc:date>2022-01-15T22:39:00</dc:date><text:p>TODO rename: resynthesize_step ???</text:p></office:annotation><text:span text:style-name="Domyślna_20_czcionka_20_akapitu"><text:span text:style-name="T1">"reload"</text:span></text:span><office:annotation-end office:name="0"/><text:span text:style-name="Domyślna_20_czcionka_20_akapitu"><text:span text:style-name="T1">: 1, // 0 – synthesize ones (use the same data for al epochs), x &gt; 0 – resynthesize every x epoch</text:span></text:span></text:p>
      <text:p text:style-name="Standard"><text:span text:style-name="Domyślna_20_czcionka_20_akapitu"><text:span text:style-name="T1"><text:tab/><text:tab/>"SNR_dB": [40, 40], // range of SNR for synthesized data; one SNR is selected randomly for the whole dataset and is reselected on resynthesis (</text:span></text:span><text:span text:style-name="Domyślna_20_czcionka_20_akapitu"><text:span text:style-name="T2">currently always first entry is used</text:span></text:span><text:span text:style-name="Domyślna_20_czcionka_20_akapitu"><text:span text:style-name="T1">)</text:span></text:span></text:p>
      <text:p text:style-name="P2"><text:tab/><text:tab/>"no_of_segments": 1000, // number of synthetic “vowels” constituting a data set</text:p>
      <text:p text:style-name="P2"><text:tab/><text:tab/>"Fs": 8000, // sampling rate </text:p>
      <text:p text:style-name="Standard"><text:span text:style-name="Domyślna_20_czcionka_20_akapitu"><text:span text:style-name="T1"><text:tab/><text:tab/>"segment_length": 500, //</text:span></text:span><office:annotation office:name="1" loext:resolved="false"><dc:creator>Marek Blok</dc:creator><dc:date>2022-01-07T20:53:00</dc:date><text:p><text:span text:style-name="T1">TODO array for random selection in the given range</text:span></text:p></office:annotation><text:span text:style-name="Domyślna_20_czcionka_20_akapitu"><text:span text:style-name="T1"> length segment in [ms] </text:span></text:span><office:annotation-end office:name="1"/></text:p>
      <text:p text:style-name="Standard"><text:span text:style-name="Domyślna_20_czcionka_20_akapitu"><text:span text:style-name="T1"><text:tab/><text:tab/>"silence_length": 0, // </text:span></text:span><office:annotation office:name="2" loext:resolved="false"><dc:creator>Marek Blok</dc:creator><dc:date>2022-01-07T20:54:00</dc:date><text:p><text:span text:style-name="T1">TODO array for random selection in the given range</text:span></text:p></office:annotation><text:span text:style-name="Domyślna_20_czcionka_20_akapitu"><text:span text:style-name="T1">length of the silence between segment in [ms</text:span></text:span><office:annotation-end office:name="2"/><text:span text:style-name="Domyślna_20_czcionka_20_akapitu"><text:span text:style-name="T1">]</text:span></text:span></text:p>
      <text:p text:style-name="P2"><text:tab/><text:tab/>"F0_min": 50, // the lowest F0 value</text:p>
      <text:p text:style-name="P8"><text:soft-page-break/><text:tab/><text:tab/>"F0_max": 400 // the highest F0 value</text:p>
      <text:p text:style-name="P2"><text:tab/>}</text:p>
      <text:p text:style-name="Standard"><text:span text:style-name="Domyślna_20_czcionka_20_akapitu"><text:span text:style-name="T3">TODO Add configuration for K, Fc_min and Fc_max !!!</text:span></text:span></text:p>
      <text:p text:style-name="P2"/>
      <text:p text:style-name="P1">3. dataset_options structure</text:p>
      <text:p text:style-name="P2"/>
      <text:p text:style-name="P2"><text:tab/>{</text:p>
      <text:p text:style-name="P2"><text:tab/><text:tab/>"FB_data power normalization mode": "log", </text:p>
      <text:p text:style-name="P2">// mode of normalization of instantaneous power entries in FB_data <text:s/></text:p>
      <text:p text:style-name="P2">// <text:s text:c="2"/>null – no normalization, </text:p>
      <text:p text:style-name="P2">// <text:s text:c="2"/>“lin” – divide every row by max(P_inst),</text:p>
      <text:p text:style-name="P2">// <text:s text:c="2"/>“log” – like “lin” plus natural logarithm is taken from every entry</text:p>
      <text:p text:style-name="P2"><text:tab/><text:tab/>"FB_data frequency normalization mode": "log",</text:p>
      <text:p text:style-name="P15">// mode of normalization of instantaneous frequencies entries in FB_,</text:p>
      <text:p text:style-name="P15">data <text:s/></text:p>
      <text:p text:style-name="P2">// <text:s text:c="2"/>null – no normalization, </text:p>
      <text:p text:style-name="Standard"><text:span text:style-name="Domyślna_20_czcionka_20_akapitu"><text:span text:style-name="T1">// <text:s text:c="2"/>“lin_0” – values from </text:span></text:span><office:annotation office:name="3" loext:resolved="false"><dc:creator>Marek Blok</dc:creator><dc:date>2022-01-07T21:09:00</dc:date><text:p><text:span text:style-name="T1">TODO check how the Fc_min and Fc_max are determined for synthesized datasets</text:span></text:p></office:annotation><text:span text:style-name="Domyślna_20_czcionka_20_akapitu"><text:span text:style-name="T1">[Fc_min, Fc_max]</text:span></text:span><office:annotation-end office:name="3"/><text:span text:style-name="Domyślna_20_czcionka_20_akapitu"><text:span text:style-name="T1"> are normalized into range [0, 1],</text:span></text:span></text:p>
      <text:p text:style-name="P2">// <text:s text:c="2"/>“lin_min” – values from [0, Fc_max] are normalized into range [0, 1],</text:p>
      <text:p text:style-name="P2">// <text:s text:c="2"/>“log” – like “lin_0” plus natural logarithm is taken from every entry</text:p>
      <text:p text:style-name="P2"><text:tab/><text:tab/>"FB_data clipping mode": null, </text:p>
      <text:p text:style-name="P2">// currently not used</text:p>
      <text:p text:style-name="P2"><text:tab/><text:tab/>"maintain data continuity": false, </text:p>
      <text:p text:style-name="P2">// if true the rows with out of range F0_ref are excluded</text:p>
      <text:p text:style-name="P2"><text:tab/><text:tab/>"shuffle_data": true,</text:p>
      <text:p text:style-name="P2">// if true the rows of input data are shuffled</text:p>
      <text:p text:style-name="P2"><text:tab/><text:tab/>"FB_data_no_of_inputs": 40,</text:p>
      <text:p text:style-name="P10"><office:annotation office:name="4" loext:resolved="false"><dc:creator>Marek Blok</dc:creator><dc:date>2022-01-07T21:10:00</dc:date><text:p><text:span text:style-name="T13">TODO determine based on K</text:span></text:p></office:annotation><text:span text:style-name="Domyślna_20_czcionka_20_akapitu"><text:span text:style-name="T1">// number of entries in each row</text:span></text:span><office:annotation-end office:name="4"/></text:p>
      <text:p text:style-name="P6"><text:tab/><text:tab/>“<office:annotation office:name="__Annotation__436_860284061" loext:resolved="false"><dc:creator>Nieznany autor</dc:creator><dc:date>2022-05-19T23:12:50.762000000</dc:date><text:p text:style-name="P17"><text:span text:style-name="T12">Added 2022.05.19</text:span></text:p><text:p text:style-name="P17"><text:span text:style-name="T12">AFE config</text:span></text:p></office:annotation><text:span text:style-name="T5">AFE</text:span><office:annotation-end office:name="__Annotation__436_860284061"/><text:span text:style-name="T5">” : {</text:span></text:p>
      <text:p text:style-name="P6"><text:tab/><text:tab/><text:tab/>“<text:span text:style-name="T9">f</text:span><text:span text:style-name="T6">ilter_bank_mode”: “C</text:span><text:span text:style-name="T10">onst</text:span><text:span text:style-name="T6">Q”, // C</text:span><text:span text:style-name="T10">onst</text:span><text:span text:style-name="T6">Q – constant Q transform / C</text:span><text:span text:style-name="T10">onst</text:span><text:span text:style-name="T6">BW – constant bandwidth</text:span></text:p>
      <text:p text:style-name="P6"><text:tab/><text:tab/><text:tab/>“<text:span text:style-name="T6">filter_</text:span><text:span text:style-name="T8">bank_</text:span><text:span text:style-name="T6">smoothing_mode”: “delay” // delay – simply delay filter output / rect – rectangular filter instead of delay // none – no delay – delay implemented in CMPO output smoothing</text:span></text:p>
      <text:p text:style-name="P7"><text:tab/><text:tab/><text:tab/>“<text:span text:style-name="T7">CMPO_</text:span><text:span text:style-name="T6">smoothing_mode”: “</text:span><text:span text:style-name="T7">none</text:span><text:span text:style-name="T6">” // </text:span><text:span text:style-name="T7">none – no delay (if delay is implemented in input filter, rect</text:span><text:span text:style-name="T6"> – rectangular </text:span><text:span text:style-name="T7">smoothing </text:span><text:span text:style-name="T6">filter </text:span><text:span text:style-name="T7">implementing </text:span><text:span text:style-name="T6">delay </text:span><text:span text:style-name="T8">needed for </text:span><text:span text:style-name="T6">filter </text:span><text:span text:style-name="T8">bank (use with “</text:span><text:span text:style-name="T6">filter </text:span><text:span text:style-name="T8">bank </text:span><text:span text:style-name="T6">smoothing mode” </text:span><text:span text:style-name="T8">== “none”</text:span></text:p>
      <text:p text:style-name="P12"><text:tab/><text:tab/>}</text:p>
      <text:p text:style-name="P2"><text:tab/>}</text:p>
      <text:p text:style-name="P2"/>
      <text:p text:style-name="P1">4. trainer_options structure</text:p>
      <text:p text:style-name="P2"/>
      <text:p text:style-name="P2"><text:tab/>{</text:p>
      <text:p text:style-name="P2"><text:tab/><text:tab/>"skip": false,</text:p>
      <text:p text:style-name="P2"><text:tab/><text:tab/>"trainer_config": {</text:p>
      <text:p text:style-name="P2"><text:tab/><text:tab/><text:tab/>"subpath": "trainer_test/", // </text:p>
      <text:p text:style-name="P2"><text:tab/><text:tab/><text:tab/><office:annotation office:name="5" loext:resolved="false"><dc:creator>Marek Blok</dc:creator><dc:date>2022-01-11T23:07:00</dc:date><text:p><text:span text:style-name="T11">Dodać sensowny opis użycia tego</text:span></text:p></office:annotation>"folder_prefix": "",</text:p>
      <text:p text:style-name="P2"><text:tab/><text:tab/><text:tab/>"folder_name": "TRAINING__test_example",</text:p>
      <text:p text:style-name="Standard"><text:span text:style-name="Domyślna_20_czcionka_20_akapitu"><text:span text:style-name="T1"><text:tab/><text:tab/><text:tab/>"filename_prefix": "epoch_",</text:span></text:span><office:annotation-end office:name="5"/></text:p>
      <text:p text:style-name="P2"><text:tab/><text:tab/><text:tab/>"comment": "Note to be stored with model data",</text:p>
      <text:p text:style-name="P2"><text:tab/><text:tab/><text:tab/>"no_of_epochs": 20,</text:p>
      <text:p text:style-name="P2"><text:tab/><text:tab/><text:tab/>"overwrite": true, // if true previously trained models are deleted when first epoch is saved (always starts from epoch 0)</text:p>
      <text:p text:style-name="P2"><text:soft-page-break/><text:tab/><text:tab/><text:tab/>"shuffle_data": true, // use dataloader options to shuffle data</text:p>
      <text:p text:style-name="P2"><text:tab/><text:tab/><text:tab/>"batch_size": 128,</text:p>
      <text:p text:style-name="P2"><text:tab/><text:tab/><text:tab/>"learning_rate": 0.001</text:p>
      <text:p text:style-name="P2"><text:tab/><text:tab/>},</text:p>
      <text:p text:style-name="P2"><text:tab/><text:tab/>"labels transformer options": { </text:p>
      <text:p text:style-name="P2"><text:tab/><text:tab/><text:tab/>"mode": "log", <text:s/>// „lin“, „log“ – distribution of F0 labels for classes</text:p>
      <text:p text:style-name="P2"><text:tab/><text:tab/><text:tab/>"F0_ref_min": 50, </text:p>
      <text:p text:style-name="P2"><text:tab/><text:tab/><text:tab/>"F0_ref_max": 400, </text:p>
      <text:p text:style-name="P2"><text:tab/><text:tab/><text:tab/>"use_F0_too_low_class": false // use one additional class for F0_ref below F0_ref_min</text:p>
      <text:p text:style-name="P2"><text:tab/><text:tab/>},</text:p>
      <text:p text:style-name="P2"><text:tab/><text:tab/>"model_config": {</text:p>
      <text:p text:style-name="P2"><text:tab/><text:tab/><text:tab/>"type": "MLP_multilayer", // model type MLP_2_layers or MLP_multilayer</text:p>
      <text:p text:style-name="P2"><text:tab/><text:tab/><text:tab/>"parameters": [ // model definition (ignored for “MLP_2_layers”)</text:p>
      <text:p text:style-name="P2"><text:tab/><text:tab/><text:tab/><text:tab/>["Conv1d", 1, 32, 4, 1],</text:p>
      <text:p text:style-name="P2"><text:tab/><text:tab/><text:tab/><text:tab/>["ReLU"],</text:p>
      <text:p text:style-name="P2"><text:tab/><text:tab/><text:tab/><text:tab/>["Conv1d", 32, 32, 2, 1],</text:p>
      <text:p text:style-name="P2"><text:tab/><text:tab/><text:tab/><text:tab/>["ReLU"],</text:p>
      <text:p text:style-name="P2"><text:tab/><text:tab/><text:tab/><text:tab/>["Conv1d", 32, 32, 2, 1],</text:p>
      <text:p text:style-name="P2"><text:tab/><text:tab/><text:tab/><text:tab/>["ReLU"],</text:p>
      <text:p text:style-name="P2"><text:tab/><text:tab/><text:tab/><text:tab/>["Flatten"],</text:p>
      <text:p text:style-name="P2"><text:tab/><text:tab/><text:tab/><text:tab/>["Linear", 700],</text:p>
      <text:p text:style-name="P2"><text:tab/><text:tab/><text:tab/><text:tab/>["ReLU"],</text:p>
      <text:p text:style-name="P2"><text:tab/><text:tab/><text:tab/><text:tab/>["Linear", null] // null – use value determined automatically</text:p>
      <text:p text:style-name="P2"><text:tab/><text:tab/><text:tab/>],</text:p>
      <text:p text:style-name="P2"><text:tab/><text:tab/><text:tab/>"no_of_inputs": 40,</text:p>
      <text:p text:style-name="P2"><text:tab/><text:tab/><text:tab/>"no_of_classes": 100</text:p>
      <text:p text:style-name="P2"><text:tab/><text:tab/>}</text:p>
      <text:p text:style-name="P2"><text:tab/>}</text:p>
      <text:p text:style-name="P2"/>
      <text:p text:style-name="P2">4.a. MLP_multilayer parameters </text:p>
      <text:p text:style-name="P2"><text:s/><text:tab/>["Conv1d" channels_in, channels_out, kernel_size, stride] – 1D convolutional layer</text:p>
      <text:p text:style-name="P2"><text:tab/>["ReLU"], ["Hardtanh"] – activation function</text:p>
      <text:p text:style-name="P2"><text:tab/>["Flatten"] – flatten tensor</text:p>
      <text:p text:style-name="P3">["Linear", out_features] – linear transformation layer (in_features is determined on the basis on number of model inputs for the first layer or based on previous layer output size), out_features == null – use value determined automatically (valid for the last layer)</text:p>
      <text:p text:style-name="P1"/>
      <text:p text:style-name="P2"/>
      <text:p text:style-name="P5">TODO</text:p>
      <text:list xml:id="list787246243" text:style-name="L1">
        <text:list-item>
          <text:p text:style-name="P16"><office:annotation office:name="6" loext:resolved="false"><dc:creator>Marek Blok</dc:creator><dc:date>2022-01-07T23:07:00</dc:date><text:p><text:span text:style-name="T1">his seems too much hastle and is probably not worth it</text:span></text:p><text:p><text:span text:style-name="T1"/></text:p><text:p><text:span text:style-name="T1">https://discuss.pytorch.org/t/is-there-a-way-to-fix-the-random-seed-of-every-workers-in-dataloader/21687/9</text:span></text:p></office:annotation><text:span text:style-name="Domyślna_20_czcionka_20_akapitu"><text:span text:style-name="T3">add </text:span></text:span><office:annotation-end office:name="6"/><text:span text:style-name="Domyślna_20_czcionka_20_akapitu"><text:span text:style-name="T3">"rng_state_filename": "filename.seed", to use one general in main section to seed </text:span></text:span></text:p>
          <text:list>
            <text:list-item>
              <text:p text:style-name="P14">"dataset_options": shuffling dataset in IFEDataset </text:p>
            </text:list-item>
            <text:list-item>
              <text:p text:style-name="P14">"trainer_options": shuffling in dataloader </text:p>
            </text:list-item>
          </text:list>
        </text:list-item>
      </text:list>
      <text:p text:style-name="P2"/>
      <text:p text:style-name="P2"/>
      <text:p text:style-name="P1">dat2csv data conversion and normalization</text:p>
      <text:list xml:id="list3617094991" text:style-name="L2">
        <text:list-item>
          <text:p text:style-name="P13">New FB_data header</text:p>
          <text:list>
            <text:list-item>
              <text:p text:style-name="P13">new header </text:p>
              <text:list>
                <text:list-item>
                  <text:p text:style-name="P13">new header size (size in bytes &gt; 8)</text:p>
                </text:list-item>
                <text:list-item>
                  <text:p text:style-name="P13">add header version</text:p>
                </text:list-item>
                <text:list-item>
                  <text:p text:style-name="P13">correct entries type</text:p>
                </text:list-item>
                <text:list-item>
                  <text:p text:style-name="P13">normalization type/version</text:p>
                </text:list-item>
                <text:list-item>
                  <text:p text:style-name="P13"><text:soft-page-break/>F0_ref flag – set if F0_ref data are merged</text:p>
                </text:list-item>
              </text:list>
            </text:list-item>
          </text:list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ourier New" svg:font-family="'Courier New'" style:font-family-generic="roman" style:font-pitch="variable"/>
    <style:font-face style:name="Courier New1" svg:font-family="'Courier New'" style:font-family-generic="modern" style:font-pitch="fixed"/>
    <style:font-face style:name="Courier New2" svg:font-family="'Courier New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OpenSymbol" svg:font-family="OpenSymbol" style:font-family-generic="system" style:font-pitch="variable"/>
    <style:font-face style:name="Segoe UI" svg:font-family="'Segoe UI'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erif" fo:font-size="12pt" fo:letter-spacing="normal" fo:language="pl" fo:country="PL" fo:font-style="normal" style:text-underline-style="none" fo:font-weight="normal" style:letter-kerning="true" fo:background-color="transparent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ny" style:family="paragraph">
      <style:paragraph-properties fo:hyphenation-ladder-count="no-limit"/>
      <style:text-properties fo:hyphenate="false" loext:hyphenation-no-caps="false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ekst_20_komentarza" style:display-name="Tekst komentarza" style:family="paragraph" style:parent-style-name="Normalny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/>
    </style:style>
    <style:style style:name="Temat_20_komentarza" style:display-name="Temat komentarza" style:family="paragraph" style:parent-style-name="Tekst_20_komentarza" style:next-style-name="Tekst_20_komentarza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Domyślna_20_czcionka_20_akapitu" style:display-name="Domyślna czcionka akapitu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pitch="variable"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Odwołanie_20_do_20_komentarza" style:display-name="Odwołanie do komentarza" style:family="text" style:parent-style-name="Domyślna_20_czcionka_20_akapitu">
      <style:text-properties fo:font-size="8pt" style:font-size-asian="8pt" style:font-size-complex="8pt"/>
    </style:style>
    <style:style style:name="Tekst_20_komentarza_20_Znak" style:display-name="Tekst komentarza Znak" style:family="text" style:parent-style-name="Domyślna_20_czcionka_20_akapitu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Temat_20_komentarza_20_Znak" style:display-name="Temat komentarza Znak" style:family="text" style:parent-style-name="Tekst_20_komentarza_20_Znak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 style:font-name-asian="Segoe UI" style:font-family-asian="'Segoe UI'" style:font-family-generic-asian="swiss" style:font-pitch-asian="variable" style:font-name-complex="Tahoma" style:font-family-complex="Tahoma" style:font-family-generic-complex="swiss" style:font-pitch-complex="variable"/>
    </style:style>
    <style:style style:name="WW_5f_CharLFO1LVL2" style:display-name="WW_CharLFO1LVL2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1" fo:font-family="'Courier New'" style:font-family-generic="modern" style:font-pitch="fixed" style:font-name-complex="Courier New1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wiss" style:font-pitch-complex="variable"/>
    </style:style>
    <style:style style:name="WW_5f_CharLFO3LVL5" style:display-name="WW_CharLFO3LVL5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wiss" style:font-pitch-complex="variable"/>
    </style:style>
    <style:style style:name="WW_5f_CharLFO3LVL2" style:display-name="WW_CharLFO3LVL2" style:family="text">
      <style:text-properties style:font-name="Courier New" fo:font-family="'Courier New'" style:font-family-generic="roman" style:font-pitch="variable" style:font-name-complex="Courier New2" style:font-family-complex="'Courier New'" style:font-family-generic-complex="swiss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5.2$Windows_X86_64 LibreOffice_project/499f9727c189e6ef3471021d6132d4c694f357e5</meta:generator>
    <meta:editing-cycles>120</meta:editing-cycles>
    <meta:editing-duration>PT20H52M7S</meta:editing-duration>
    <dc:date>2022-05-20T23:31:12.834000000</dc:date>
    <meta:document-statistic meta:table-count="0" meta:image-count="0" meta:object-count="0" meta:page-count="4" meta:paragraph-count="124" meta:word-count="831" meta:character-count="5783" meta:non-whitespace-character-count="4835"/>
    <meta:template xlink:type="simple" xlink:actuate="onRequest" xlink:title="" xlink:href="Normal"/>
  </office:meta>
</office:document-meta>
</file>